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/>
    </style:style>
    <style:style style:name="P5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320913"/>
    </style:style>
    <style:style style:name="P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356d49"/>
    </style:style>
    <style:style style:name="P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39ceac"/>
    </style:style>
    <style:style style:name="P8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3c00e7"/>
    </style:style>
    <style:style style:name="P9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</style:style>
    <style:style style:name="P10" style:family="paragraph" style:parent-style-name="Text_20_body">
      <style:paragraph-properties fo:margin-left="0cm" fo:margin-right="0cm" fo:margin-top="0cm" fo:margin-bottom="0.282cm" loext:contextual-spacing="false" fo:line-height="129%" fo:text-align="justify" style:justify-single-word="false" fo:text-indent="0cm" style:auto-text-indent="false" style:writing-mode="lr-tb"/>
      <style:text-properties fo:font-weight="normal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ef812" style:text-blinking="false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b2707" officeooo:paragraph-rsid="0008e491" style:text-blinking="false" fo:background-color="transparent"/>
    </style:style>
    <style:style style:name="P13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/>
    </style:style>
    <style:style style:name="P14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3e1933"/>
    </style:style>
    <style:style style:name="P15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45b843"/>
    </style:style>
    <style:style style:name="P1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3c00e7"/>
    </style:style>
    <style:style style:name="P1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49e335"/>
    </style:style>
    <style:style style:name="P18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weight="normal" officeooo:paragraph-rsid="004a2b21"/>
    </style:style>
    <style:style style:name="P19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45b843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06004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a3874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29d20f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e1933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ef812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49e335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42916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4a2b21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0dc2d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0eea4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091b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4291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a38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08e491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c58f1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f7991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2985df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29d20f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2b466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2d337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2ff5e3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20913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56d49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9ceac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b1570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e1933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3ef812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412b4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45b84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4752af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dc2d0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42916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a3874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c58f1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2d337e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3e1933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49e335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4a2b21" style:text-blinking="false" fo:background-color="transparent" loext:char-shading-value="0" style:font-weight-asian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4a2b21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d337e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5b843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officeooo:rsid="002ff5e3" style:text-blinking="false" fo:background-color="transparent" loext:char-shading-value="0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Times New Roman" fo:font-size="12pt" fo:font-style="normal" style:text-underline-style="none" officeooo:rsid="002ff5e3" style:text-blinking="false" fo:background-color="transparent" loext:char-shading-value="0"/>
    </style:style>
    <style:style style:name="T50" style:family="text">
      <style:text-properties style:font-name="Times New Roman" fo:font-size="12pt" fo:font-style="normal" fo:font-weight="normal" officeooo:rsid="002795e2" style:font-weight-asian="normal" style:font-weight-complex="normal"/>
    </style:style>
    <style:style style:name="T51" style:family="text">
      <style:text-properties style:font-name="Times New Roman" fo:font-size="12pt" fo:font-style="normal" fo:font-weight="normal" officeooo:rsid="002d337e" style:font-weight-asian="normal" style:font-weight-complex="normal"/>
    </style:style>
    <style:style style:name="T52" style:family="text">
      <style:text-properties style:font-name="Times New Roman" fo:font-size="12pt" fo:font-style="normal" fo:font-weight="normal" officeooo:rsid="0045b843" style:font-weight-asian="normal" style:font-weight-complex="normal"/>
    </style:style>
    <style:style style:name="T53" style:family="text">
      <style:text-properties style:font-name="Times New Roman" fo:font-size="12pt" fo:font-style="normal" fo:font-weight="normal" officeooo:rsid="003e1933" style:font-weight-asian="normal" style:font-weight-complex="normal"/>
    </style:style>
    <style:style style:name="T54" style:family="text">
      <style:text-properties style:font-name="Times New Roman" fo:font-size="12pt" fo:font-style="normal" fo:font-weight="bold" officeooo:rsid="003e1933" style:font-weight-asian="normal" style:font-weight-complex="normal"/>
    </style:style>
    <style:style style:name="T55" style:family="text">
      <style:text-properties fo:background-color="transparent" loext:char-shading-value="0"/>
    </style:style>
    <style:style style:name="T56" style:family="text">
      <style:text-properties fo:font-weight="normal" fo:background-color="transparent" loext:char-shading-value="0"/>
    </style:style>
    <style:style style:name="T57" style:family="text">
      <style:text-properties fo:font-weight="normal" officeooo:rsid="0008e491" fo:background-color="transparent" loext:char-shading-value="0"/>
    </style:style>
    <style:style style:name="T58" style:family="text">
      <style:text-properties fo:font-weight="normal" officeooo:rsid="000a9494" fo:background-color="transparent" loext:char-shading-value="0"/>
    </style:style>
    <style:style style:name="T59" style:family="text">
      <style:text-properties fo:font-weight="normal" officeooo:rsid="001211ab" fo:background-color="transparent" loext:char-shading-value="0"/>
    </style:style>
    <style:style style:name="T60" style:family="text">
      <style:text-properties fo:font-weight="normal" officeooo:rsid="0029d20f" fo:background-color="transparent" loext:char-shading-value="0"/>
    </style:style>
    <style:style style:name="T61" style:family="text">
      <style:text-properties fo:font-weight="normal" officeooo:rsid="002b2707" fo:background-color="transparent" loext:char-shading-value="0"/>
    </style:style>
    <style:style style:name="T62" style:family="text">
      <style:text-properties fo:font-weight="normal" officeooo:rsid="0033d3f4" fo:background-color="transparent" loext:char-shading-value="0"/>
    </style:style>
    <style:style style:name="T63" style:family="text">
      <style:text-properties fo:font-weight="normal" officeooo:rsid="0038099b" fo:background-color="transparent" loext:char-shading-value="0"/>
    </style:style>
    <style:style style:name="T64" style:family="text">
      <style:text-properties fo:font-weight="normal" officeooo:rsid="003ef812" fo:background-color="transparent" loext:char-shading-value="0"/>
    </style:style>
    <style:style style:name="T65" style:family="text">
      <style:text-properties fo:font-weight="normal" officeooo:rsid="00412b4e" fo:background-color="transparent" loext:char-shading-value="0"/>
    </style:style>
    <style:style style:name="T66" style:family="text">
      <style:text-properties officeooo:rsid="00171059"/>
    </style:style>
    <style:style style:name="T67" style:family="text">
      <style:text-properties fo:color="#ce181e" style:font-name="Times New Roman" fo:font-size="12pt" fo:font-style="normal" fo:font-weight="normal" officeooo:rsid="002d337e" style:font-weight-asian="normal" style:font-weight-complex="normal"/>
    </style:style>
    <style:style style:name="T68" style:family="text">
      <style:text-properties style:use-window-font-color="true" fo:font-weight="normal" fo:background-color="transparent" loext:char-shading-value="0"/>
    </style:style>
    <style:style style:name="T69" style:family="text">
      <style:text-properties style:use-window-font-color="true" fo:font-weight="normal" officeooo:rsid="0008e491" fo:background-color="transparent" loext:char-shading-value="0"/>
    </style:style>
    <style:style style:name="T70" style:family="text">
      <style:text-properties style:use-window-font-color="true" fo:font-weight="normal" officeooo:rsid="00320913" fo:background-color="transparent" loext:char-shading-value="0"/>
    </style:style>
    <style:style style:name="T71" style:family="text">
      <style:text-properties style:use-window-font-color="true" fo:font-weight="normal" officeooo:rsid="0038099b" fo:background-color="transparent" loext:char-shading-value="0"/>
    </style:style>
    <style:style style:name="T72" style:family="text">
      <style:text-properties style:use-window-font-color="true" fo:font-weight="normal" officeooo:rsid="0039ceac" fo:background-color="transparent" loext:char-shading-value="0"/>
    </style:style>
    <style:style style:name="T73" style:family="text">
      <style:text-properties style:use-window-font-color="true" fo:font-weight="normal" officeooo:rsid="003ef812" fo:background-color="transparent" loext:char-shading-value="0"/>
    </style:style>
    <style:style style:name="T74" style:family="text">
      <style:text-properties style:use-window-font-color="true" fo:font-weight="normal" officeooo:rsid="0029d20f" fo:background-color="transparent" loext:char-shading-value="0"/>
    </style:style>
    <style:style style:name="T75" style:family="text">
      <style:text-properties style:use-window-font-color="true" fo:font-weight="normal" officeooo:rsid="0033d3f4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046b1b4-d840-a9c4-55ab-d415c6d1309d"/>CONTRATO DE COMPRA E VENDA DE VEÍCULO</text:p>
      <text:p text:style-name="P1">IDENTIFICAÇÃO DAS PARTES <text:span text:style-name="T66">CONTRATANTES</text:span></text:p>
      <text:p text:style-name="P5"><text:span text:style-name="T33">VENDEDOR: </text:span><text:span text:style-name="T6">Sandro</text:span><text:span text:style-name="T40"> </text:span><text:span text:style-name="T6">Tavares</text:span><text:span text:style-name="T1">, Casado, CPF </text:span><text:span text:style-name="T28">011862826-73</text:span><text:span text:style-name="T1">, C.I </text:span><text:span text:style-name="T28">8.533.967</text:span><text:span text:style-name="T1"> </text:span><text:span text:style-name="T28">MG</text:span><text:span text:style-name="T1">, </text:span><text:span text:style-name="T28">Analista de sistemas</text:span><text:span text:style-name="T1">, residente no </text:span><text:span text:style-name="T28">Condomínio Solar da Serra Quadra X Casa 6</text:span><text:span text:style-name="T1"> CEP 7</text:span><text:span text:style-name="T28">1680</text:span><text:span text:style-name="T1">-</text:span><text:span text:style-name="T28">350</text:span><text:span text:style-name="T1"> </text:span><text:span text:style-name="T28">Jardim Botânico</text:span><text:span text:style-name="T1"> – </text:span><text:span text:style-name="T18">DF </text:span><text:span text:style-name="T1">e Tel. 61 9</text:span><text:span text:style-name="T28">8130</text:span><text:span text:style-name="T1">-</text:span><text:span text:style-name="T28">0358</text:span><text:span text:style-name="T1">.</text:span></text:p>
      <text:p text:style-name="P14"><text:span text:style-name="T33">COMPRADOR: </text:span><text:span text:style-name="T1">Everton Luis Nunes Melo, Casado, CPF 604467810-53, C.I 031788244-7 MD, Militar, residente no SRI 2 Bloco D Ap 405 CEP 70673-530 Cruzeiro Novo – </text:span><text:span text:style-name="T18">DF </text:span><text:span text:style-name="T1">e Tel. 61 98209-5092.</text:span></text:p>
      <text:p text:style-name="Text_20_body"/>
      <text:p text:style-name="P2">As partes acima identificadas têm, entre si, justas e acertadas o presente contrato de compra e venda de Veículo <text:span text:style-name="T66">Seminovo</text:span>, que se regerá pelas cláusulas e condições a seguir apresentadas:</text:p>
      <text:p text:style-name="P1">OBJETO DO CONTRATO</text:p>
      <text:p text:style-name="P7"><text:span text:style-name="T33">Cláusula 1ª. </text:span><text:span text:style-name="T5">A</text:span><text:span text:style-name="T1">utomóvel da Marca/Modelo </text:span><text:span text:style-name="T29">HYUNDAI SANTA FÉ V6</text:span><text:span text:style-name="T1"> Ano 20</text:span><text:span text:style-name="T20">0</text:span><text:span text:style-name="T29">8</text:span><text:span text:style-name="T1">, Modelo 20</text:span><text:span text:style-name="T29">09</text:span><text:span text:style-name="T1">, Cor </text:span><text:span text:style-name="T29">Prata</text:span><text:span text:style-name="T1">, Gasolina, Placa </text:span><text:span text:style-name="T29">HJL</text:span><text:span text:style-name="T1"> </text:span><text:span text:style-name="T29">8900</text:span><text:span text:style-name="T1">, RENAVAM 00</text:span><text:span text:style-name="T20">1</text:span><text:span text:style-name="T29">11763231</text:span><text:span text:style-name="T1"> em nome </text:span><text:span text:style-name="T26">d</text:span><text:span text:style-name="T7">o vendedor</text:span><text:span text:style-name="T20">.</text:span></text:p>
      <text:p text:style-name="P1">COMBINAÇÃO DAS PARTES</text:p>
      <text:p text:style-name="P10"><text:span text:style-name="T33">Cláusula 2ª. </text:span><text:span text:style-name="T1">Pagamento ao VENDEDOR, no valor de R$ </text:span><text:span text:style-name="T24">36</text:span><text:span text:style-name="T1">.</text:span><text:span text:style-name="T24">0</text:span><text:span text:style-name="T19">00</text:span><text:span text:style-name="T1">,00 (</text:span><text:span text:style-name="T24">trinta e seis</text:span><text:span text:style-name="T19"> mil</text:span><text:span text:style-name="T1"> reais), obedecendo as condições como sendo:</text:span></text:p>
      <text:list xml:id="list1683677403" text:style-name="L1">
        <text:list-item>
          <text:p text:style-name="P11"><text:span text:style-name="T68">No ato da assinatura do contrato </text:span><text:span text:style-name="T69">o comprador entrega ao vendedor como parte do pagamento um automóvel da Marca/Modelo RENAULT MEGANE SEDAN DYNAMIQUE 2.0 16V MEC. Ano 200</text:span><text:span text:style-name="T71">7</text:span><text:span text:style-name="T69">, Modelo 200</text:span><text:span text:style-name="T70">8</text:span><text:span text:style-name="T69">, Cor </text:span><text:span text:style-name="T71">Cinza</text:span><text:span text:style-name="T69">, Gasolina, Placa </text:span><text:span text:style-name="T71">JHL</text:span><text:span text:style-name="T69"> </text:span><text:span text:style-name="T71">0965</text:span><text:span text:style-name="T69">, RENAVAM </text:span><text:span text:style-name="T71">009226490</text:span><text:span text:style-name="T72">3</text:span><text:span text:style-name="T71">0</text:span><text:span text:style-name="T57"> em nome de </text:span><text:span text:style-name="T63">FAUSTO DE VASCONCELOS PADRÃO.</text:span><text:span text:style-name="T57"> </text:span><text:span text:style-name="T64">O</text:span><text:span text:style-name="T70"> valor à vista de R$ </text:span><text:span text:style-name="T73">2</text:span><text:span text:style-name="T70">.000,00 (</text:span><text:span text:style-name="T73">dois</text:span><text:span text:style-name="T70"> mil reais), </text:span><text:span text:style-name="T73">e compromete-se o</text:span><text:span text:style-name="T58"> </text:span><text:span text:style-name="T59">p</text:span><text:span text:style-name="T58">agamento</text:span><text:span text:style-name="T57"> </text:span><text:span text:style-name="T60">mediante</text:span><text:span text:style-name="T55"> transferência bancária </text:span><text:span text:style-name="T56">quantia de </text:span><text:span text:style-name="T64">14</text:span><text:span text:style-name="T56">.000,00 (</text:span><text:span text:style-name="T64">quatorze</text:span><text:span text:style-name="T56"> mil reais) </text:span><text:span text:style-name="T60">dividido em </text:span><text:span text:style-name="T64">7</text:span><text:span text:style-name="T60"> parcelas de R$ </text:span><text:span text:style-name="T64">2</text:span><text:span text:style-name="T60">.000,00 (</text:span><text:span text:style-name="T64">dois</text:span><text:span text:style-name="T60"> mil reais) </text:span><text:span text:style-name="T58">valor restante do combinado, </text:span><text:span text:style-name="T60">Banco do Brasil Ag </text:span><text:span text:style-name="T73">1273</text:span><text:span text:style-name="T74">-</text:span><text:span text:style-name="T70">4</text:span><text:span text:style-name="T60"> conta-corrente </text:span><text:span text:style-name="T73">5742</text:span><text:span text:style-name="T74">-</text:span><text:span text:style-name="T75">8</text:span><text:span text:style-name="T60">.</text:span><text:span text:style-name="T58"> </text:span><text:span text:style-name="T56">Vencimento da primeira parcela de responsabilidade do comprador será </text:span><text:span text:style-name="T65">dia</text:span><text:span text:style-name="T56"> </text:span><text:span text:style-name="T60">0</text:span><text:span text:style-name="T62">5</text:span><text:span text:style-name="T60"> de </text:span><text:span text:style-name="T64">dezembro</text:span><text:span text:style-name="T56"> </text:span><text:span text:style-name="T61">de 2018 e as demais </text:span><text:span text:style-name="T64">até o 2º dia útil dos meses de</text:span><text:span text:style-name="T61"> </text:span><text:span text:style-name="T64">janeiro, fevereiro, março, abril, maio e junho de 2019. </text:span><text:span text:style-name="T62"><text:s/></text:span></text:p>
          <text:p text:style-name="P12"/>
        </text:list-item>
      </text:list>
      <text:p text:style-name="P1">DAS RESPONSABILIDADES</text:p>
      <text:p text:style-name="P4"><text:span text:style-name="T33">Cláusula </text:span><text:span text:style-name="T34">3</text:span><text:span text:style-name="T33">ª. </text:span><text:span text:style-name="T1">Enquanto durar o prazo do contrato o </text:span><text:span text:style-name="T33">COMPRADOR</text:span><text:span text:style-name="T47"> </text:span><text:span text:style-name="T1">se responsabiliza pelo perfeito funcionamento do automóvel. </text:span></text:p>
      <text:p text:style-name="P8"><text:span text:style-name="T33">Cláusula </text:span><text:span text:style-name="T34">4</text:span><text:span text:style-name="T33">ª. </text:span><text:span text:style-name="T1">O </text:span><text:span text:style-name="T33">VENDEDOR</text:span><text:span text:style-name="T47"> </text:span><text:span text:style-name="T1">não se responsabilizará pelos danos causados no veículo por negligência, imprudência e mau uso por parte </text:span><text:span text:style-name="T33">COMPRADOR.</text:span></text:p>
      <text:p text:style-name="P17"><text:span text:style-name="T33">Cláusula </text:span><text:span text:style-name="T41">5</text:span><text:span text:style-name="T33">ª. </text:span><text:span text:style-name="T8">Os veículos foram vistoriados e tanto o </text:span><text:span text:style-name="T37">VENDEDOR</text:span><text:span text:style-name="T3"> </text:span><text:span text:style-name="T8">como o</text:span><text:span text:style-name="T3"> </text:span><text:span text:style-name="T37">COMPRADOR</text:span><text:span text:style-name="T3">, </text:span><text:span text:style-name="T8">estão de acordo com possíveis danos devido ao ano de fabricação.</text:span></text:p>
      <text:p text:style-name="P8"><text:span text:style-name="T33">Cláusula </text:span><text:span text:style-name="T41">6</text:span><text:span text:style-name="T33">ª. </text:span><text:span text:style-name="T1">A partir da assinatura deste instrumento, </text:span><text:span text:style-name="T33">VENDEDOR</text:span><text:span text:style-name="T47"> </text:span><text:span text:style-name="T1">se compromete entregar as chaves, documentos de circulação </text:span><text:span text:style-name="T32">e uma procuração</text:span><text:span text:style-name="T1"> do veículo para </text:span><text:span text:style-name="T33">COMPRADOR, </text:span><text:span text:style-name="T1">em caráter provisório, até a </text:span><text:span text:style-name="T11">quitação </text:span><text:span text:style-name="T21">das parcelas, </text:span><text:span text:style-name="T25">sendo que o DUT permanecerá com o vendedor </text:span><text:span text:style-name="T30">e será preenchido e enviado ao endereço do comprador mediante a quitação das parcelas acertadas na cláusula 2ª.</text:span></text:p>
      <text:p text:style-name="P4"><text:span text:style-name="T33"/></text:p>
      <text:p text:style-name="P18"><text:soft-page-break/><text:span text:style-name="T33">Cláusula </text:span><text:span text:style-name="T41">7</text:span><text:span text:style-name="T33">ª. </text:span><text:span text:style-name="T10">Consta no registro do DETRAN DF, restrição referente a Alienação Fiduciária, o que será resolvido pelo comprador, uma vez que já foi realizada a quitação junto ao Banco Itaú.</text:span></text:p>
      <text:p text:style-name="P4"><text:span text:style-name="T33">Cláusula </text:span><text:span text:style-name="T43">8</text:span><text:span text:style-name="T33">ª. </text:span><text:span text:style-name="T1">Que a partir da assinatura do presente instrumento, o comprador compromete-se arcar com todos os DÉBITOS e ÔNUS decorrentes de MULTAS, DANOS E DELITOS causados quando na responsabilidade pelo veículo, </text:span><text:span text:style-name="T14">e recebe do vendedor uma procuração para representá-lo junto ao DETRAN DF.</text:span></text:p>
      <text:p text:style-name="P6"><text:span text:style-name="T35">Cláusula </text:span><text:span text:style-name="T43">9</text:span><text:span text:style-name="T35">ª. </text:span><text:span text:style-name="T4">O</text:span><text:span text:style-name="T14"> </text:span><text:span text:style-name="T38">comprador</text:span><text:span text:style-name="T14"> compromete-se </text:span><text:span text:style-name="T15">a quitar</text:span><text:span text:style-name="T14"> todos os DÉBITOS decorrentes de MULTAS, junto ao DETRAN DF, </text:span><text:span text:style-name="T15">do </text:span><text:span text:style-name="T16">MEGANE SEDAN DYNAMIQUE 2.0,</text:span><text:span text:style-name="T22"> entregar com IPVA 2018 pago </text:span><text:span text:style-name="T25">e </text:span><text:span text:style-name="T27">fica acertado entre ambas as partes que o</text:span><text:span text:style-name="T25"> DUT </text:span><text:span text:style-name="T27">será preenchido e assinado </text:span><text:span text:style-name="T31">no nome do vendedor no ato da assinatura do contrato</text:span><text:span text:style-name="T25">. </text:span></text:p>
      <text:p text:style-name="P15"><text:span text:style-name="T4">O</text:span><text:span text:style-name="T14"> </text:span><text:span text:style-name="T39">vendedor</text:span><text:span text:style-name="T14"> compromete-se </text:span><text:span text:style-name="T15">a quitar</text:span><text:span text:style-name="T14"> todos os DÉBITOS decorrentes de MULTAS, junto ao DETRAN DF, </text:span><text:span text:style-name="T15">do </text:span><text:span text:style-name="T29">HYUNDAI SANTA FÉ</text:span><text:span text:style-name="T16">, </text:span><text:span text:style-name="T22">e entregar com IPVA 2018 pago.</text:span></text:p>
      <text:p text:style-name="P1">DA TRANSFERÊNCIA DE PROPRIEDADE DO VEÍCULO</text:p>
      <text:p text:style-name="P4"><text:span text:style-name="T33">Cláusula </text:span><text:span text:style-name="T43">10</text:span><text:span text:style-name="T33">ª. </text:span><text:span text:style-name="T1">A transferência da propriedade do veículo será feita mediante </text:span><text:span text:style-name="T11">a quitação d</text:span><text:span text:style-name="T22">a última parcela combinada.</text:span></text:p>
      <text:p text:style-name="P1">DA MULTA</text:p>
      <text:p text:style-name="P10"><text:span text:style-name="T33">Cláusula </text:span><text:span text:style-name="T41">1</text:span><text:span text:style-name="T43">1</text:span><text:span text:style-name="T33">ª. </text:span><text:span text:style-name="T1">O não pagamento da </text:span><text:span text:style-name="T33">DÍVIDA </text:span><text:span text:style-name="T1">em conformidade com </text:span><text:span text:style-name="T12">o nº 3. d</text:span><text:span text:style-name="T1">a </text:span><text:span text:style-name="T17">Cláusula</text:span><text:span text:style-name="T1"> </text:span><text:span text:style-name="T33">2ª </text:span><text:span text:style-name="T1">deste instrumento, acarretará ao </text:span><text:span text:style-name="T33">COMPRADOR</text:span><text:span text:style-name="T47"> </text:span><text:span text:style-name="T1">a obrigação de pagar ao </text:span><text:span text:style-name="T33">VENDEDOR, </text:span><text:span text:style-name="T1">juros monetários de 1% (um por cento) sobre o valor devido, + (mais) multa de 2% (dois por cento) referente cada dia ultrapassado do vencimento </text:span><text:span text:style-name="T12">e compromete-se a não atrasar o pagamento das parcelas evitando a restrição do nome do vendedor </text:span><text:span text:style-name="T13">junto a</text:span><text:span text:style-name="T12">os órgãos de proteção de crédito.</text:span></text:p>
      <text:p text:style-name="P1">DO DESCUMPRIMENTO E ARREPENDIMENTO</text:p>
      <text:p text:style-name="P10"><text:span text:style-name="T33">Cláusula </text:span><text:span text:style-name="T36">1</text:span><text:span text:style-name="T43">2</text:span><text:span text:style-name="T33">ª. </text:span><text:span text:style-name="T1">O descumprimento ou arrependimento por qualquer das partes no que ajusta-se neste contrato, estará obrigado ao pagamento de multa equivalente a </text:span><text:span text:style-name="T33">10% (dez por cento) </text:span><text:span text:style-name="T1">sobre o valor do objeto </text:span><text:span text:style-name="T2">e a devolução espontânea do veículo ao vendedor</text:span><text:span text:style-name="T1">.</text:span></text:p>
      <text:p text:style-name="P10"><text:span text:style-name="T33">Cláusula 1</text:span><text:span text:style-name="T43">3</text:span><text:span text:style-name="T33">ª. </text:span><text:span text:style-name="T1">O presente contrato passa valer a partir da assinatura pelas partes, obrigando-se da mesma forma, os herdeiros e sucessores das mesmas.</text:span></text:p>
      <text:p text:style-name="P10"><text:span text:style-name="T33">Cláusula 1</text:span><text:span text:style-name="T43">4</text:span><text:span text:style-name="T33">ª.</text:span><text:span text:style-name="T47"> </text:span><text:span text:style-name="T1">Encerra-se aqui o presente acordo, cujo teor depois de lido e concordado, abaixo assinam as partes. </text:span></text:p>
      <text:p text:style-name="Text_20_body"/>
      <text:p text:style-name="P9"><text:span text:style-name="T44">Brasília, </text:span><text:span text:style-name="T46">07</text:span><text:span text:style-name="T45"> de </text:span><text:span text:style-name="T46">novembro</text:span><text:span text:style-name="T45"> de 2018.</text:span></text:p>
      <text:p text:style-name="Text_20_body"/>
      <text:p text:style-name="P3">______________________________ <text:s text:c="34"/>_________________________________</text:p>
      <text:p text:style-name="P19">      <text:s text:c="3"/><text:span text:style-name="T53">Sandro</text:span><text:span text:style-name="T54"> </text:span><text:span text:style-name="T53">Tavares</text:span><text:span text:style-name="T50"> <text:s/>- </text:span><text:span text:style-name="T51">vendedor <text:s text:c="42"/></text:span><text:span text:style-name="T67"><text:s/></text:span><text:span text:style-name="T51">Everton Luis Nunes Melo - </text:span><text:span text:style-name="T52">comprador</text:span></text:p>
      <text:p text:style-name="P15"><text:span text:style-name="T1"><text:s text:c="13"/>CPF </text:span><text:span text:style-name="T28">011862826-73</text:span><text:span text:style-name="T23"> <text:s text:c="63"/></text:span><text:span text:style-name="T49">CPF </text:span><text:span text:style-name="T48"><text:s text:c="2"/></text:span><text:span text:style-name="T23">604467810-53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13:16.406000000</meta:creation-date>
    <dc:date>2018-11-06T15:14:10.781000000</dc:date>
    <meta:editing-duration>PT4H37M1S</meta:editing-duration>
    <meta:editing-cycles>46</meta:editing-cycles>
    <meta:generator>LibreOffice/5.4.4.2$Windows_X86_64 LibreOffice_project/2524958677847fb3bb44820e40380acbe820f960</meta:generator>
    <meta:print-date>2018-06-12T12:12:07.126000000</meta:print-date>
    <meta:document-statistic meta:table-count="0" meta:image-count="0" meta:object-count="0" meta:page-count="2" meta:paragraph-count="31" meta:word-count="757" meta:character-count="4951" meta:non-whitespace-character-count="4053"/>
  </office:meta>
</office:document-meta>
</file>